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0.736cm" svg:y="11.452cm">
            <draw:object draw:notify-on-update-of-ranges="Planilha1.J2:Planilha1.J2 Planilha1.J3:Planilha1.J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974cm" svg:y="11.356cm">
            <draw:object draw:notify-on-update-of-ranges="Planilha1.K2:Planilha1.K2 Planilha1.K3:Planilha1.K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Execução Matriz concorrente (Serial)</text:p>
          </table:table-cell>
          <table:table-cell table:number-columns-repeated="5"/>
          <table:table-cell office:value-type="string" calcext:value-type="string">
            <text:p>Execução Matriz concorrente (Seria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dem mxn</text:p>
          </table:table-cell>
          <table:table-cell office:value-type="string" calcext:value-type="string">
            <text:p>tempo de execução em segundos</text:p>
          </table:table-cell>
          <table:table-cell table:number-columns-repeated="4"/>
          <table:table-cell office:value-type="string" calcext:value-type="string">
            <text:p>Threads</text:p>
          </table:table-cell>
          <table:table-cell office:value-type="string" calcext:value-type="string">
            <text:p>tempo de execução em segundos</text:p>
          </table:table-cell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21]" office:value-type="float" office:value="0.015455" calcext:value-type="float">
            <text:p>0,01545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G23]" office:value-type="float" office:value="7.58909088888889" calcext:value-type="float">
            <text:p>7,58909088888889</text:p>
          </table:table-cell>
          <table:table-cell/>
          <table:table-cell table:formula="of:=[.B7]/[.H3]" office:value-type="float" office:value="1.71470103475137" calcext:value-type="float">
            <text:p>1,71470103475137</text:p>
          </table:table-cell>
          <table:table-cell table:formula="of:=[.J3]/[.G3]*100" office:value-type="float" office:value="85.7350517375687" calcext:value-type="float">
            <text:p>85,735051737568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B21]" office:value-type="float" office:value="0.575559" calcext:value-type="float">
            <text:p>0,57555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H23]" office:value-type="float" office:value="4.86062311111111" calcext:value-type="float">
            <text:p>4,86062311111111</text:p>
          </table:table-cell>
          <table:table-cell/>
          <table:table-cell table:formula="of:=[.B7]/[.H4]" office:value-type="float" office:value="2.67723328933958" calcext:value-type="float">
            <text:p>2,67723328933958</text:p>
          </table:table-cell>
          <table:table-cell table:formula="of:=[.J4]/[.G4]*100" office:value-type="float" office:value="66.9308322334896" calcext:value-type="float">
            <text:p>66,9308322334896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C21]" office:value-type="float" office:value="3.508329" calcext:value-type="float">
            <text:p>3,50832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I23]" office:value-type="float" office:value="5.12740077777778" calcext:value-type="float">
            <text:p>5,12740077777778</text:p>
          </table:table-cell>
          <table:table-cell/>
          <table:table-cell table:formula="of:=[.B7]/[.H5]" office:value-type="float" office:value="2.53793736124521" calcext:value-type="float">
            <text:p>2,53793736124521</text:p>
          </table:table-cell>
          <table:table-cell table:formula="of:=[.J5]/[.G5]*100" office:value-type="float" office:value="42.2989560207536" calcext:value-type="float">
            <text:p>42,298956020753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21]" office:value-type="float" office:value="9.597343" calcext:value-type="float">
            <text:p>9,59734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J23]" office:value-type="float" office:value="5.88203355555556" calcext:value-type="float">
            <text:p>5,88203355555556</text:p>
          </table:table-cell>
          <table:table-cell/>
          <table:table-cell table:formula="of:=[.B7]/[.H6]" office:value-type="float" office:value="2.212333859896" calcext:value-type="float">
            <text:p>2,212333859896</text:p>
          </table:table-cell>
          <table:table-cell table:formula="of:=[.J6]/[.G6]*100" office:value-type="float" office:value="27.6541732487" calcext:value-type="float">
            <text:p>27,6541732487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E21]" office:value-type="float" office:value="13.013022" calcext:value-type="float">
            <text:p>13,01302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K23]" office:value-type="float" office:value="6.01297816666667" calcext:value-type="float">
            <text:p>6,01297816666667</text:p>
          </table:table-cell>
          <table:table-cell/>
          <table:table-cell table:formula="of:=[.B7]/[.H7]" office:value-type="float" office:value="2.16415587073616" calcext:value-type="float">
            <text:p>2,16415587073616</text:p>
          </table:table-cell>
          <table:table-cell table:formula="of:=[.J7]/[.G7]*100" office:value-type="float" office:value="21.6415587073616" calcext:value-type="float">
            <text:p>21,641558707361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[.L23]" office:value-type="float" office:value="5.86863410222222" calcext:value-type="float">
            <text:p>5,86863410222222</text:p>
          </table:table-cell>
          <table:table-cell/>
          <table:table-cell table:formula="of:=[.B7]/[.H8]" office:value-type="float" office:value="2.21738513141797" calcext:value-type="float">
            <text:p>2,21738513141797</text:p>
          </table:table-cell>
          <table:table-cell table:formula="of:=[.J8]/[.G8]*100" office:value-type="float" office:value="18.4782094284831" calcext:value-type="float">
            <text:p>18,478209428483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formula="of:=[.M23]" office:value-type="float" office:value="5.88109755555556" calcext:value-type="float">
            <text:p>5,88109755555556</text:p>
          </table:table-cell>
          <table:table-cell/>
          <table:table-cell table:formula="of:=[.B7]/[.H9]" office:value-type="float" office:value="2.21268596160377" calcext:value-type="float">
            <text:p>2,21268596160377</text:p>
          </table:table-cell>
          <table:table-cell table:formula="of:=[.J9]/[.G9]*100" office:value-type="float" office:value="15.8048997257412" calcext:value-type="float">
            <text:p>15,804899725741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formula="of:=[.N23]" office:value-type="float" office:value="5.85741777777778" calcext:value-type="float">
            <text:p>5,85741777777778</text:p>
          </table:table-cell>
          <table:table-cell/>
          <table:table-cell table:formula="of:=[.B7]/[.H10]" office:value-type="float" office:value="2.22163118522458" calcext:value-type="float">
            <text:p>2,22163118522458</text:p>
          </table:table-cell>
          <table:table-cell table:formula="of:=[.J10]/[.G10]*100" office:value-type="float" office:value="13.8851949076537" calcext:value-type="float">
            <text:p>13,8851949076537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número de núcle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e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7.46876" calcext:value-type="float">
            <text:p>7,46876</text:p>
          </table:table-cell>
          <table:table-cell office:value-type="float" office:value="4.795229" calcext:value-type="float">
            <text:p>4,795229</text:p>
          </table:table-cell>
          <table:table-cell office:value-type="float" office:value="5.13378" calcext:value-type="float">
            <text:p>5,13378</text:p>
          </table:table-cell>
          <table:table-cell office:value-type="float" office:value="5.820841" calcext:value-type="float">
            <text:p>5,820841</text:p>
          </table:table-cell>
          <table:table-cell office:value-type="float" office:value="5.931599" calcext:value-type="float">
            <text:p>5,931599</text:p>
          </table:table-cell>
          <table:table-cell office:value-type="float" office:value="5.880977" calcext:value-type="float">
            <text:p>5,880977</text:p>
          </table:table-cell>
          <table:table-cell office:value-type="float" office:value="5.839688" calcext:value-type="float">
            <text:p>5,839688</text:p>
          </table:table-cell>
          <table:table-cell office:value-type="float" office:value="5.805718" calcext:value-type="float">
            <text:p>5,805718</text:p>
          </table:table-cell>
        </table:table-row>
        <table:table-row table:style-name="ro1">
          <table:table-cell office:value-type="float" office:value="0.015782" calcext:value-type="float">
            <text:p>0,015782</text:p>
          </table:table-cell>
          <table:table-cell office:value-type="float" office:value="0.614135" calcext:value-type="float">
            <text:p>0,614135</text:p>
          </table:table-cell>
          <table:table-cell office:value-type="float" office:value="3.900553" calcext:value-type="float">
            <text:p>3,900553</text:p>
          </table:table-cell>
          <table:table-cell office:value-type="float" office:value="9.29887" calcext:value-type="float">
            <text:p>9,29887</text:p>
          </table:table-cell>
          <table:table-cell office:value-type="float" office:value="12.960957" calcext:value-type="float">
            <text:p>12,960957</text:p>
          </table:table-cell>
          <table:table-cell/>
          <table:table-cell office:value-type="float" office:value="7.487929" calcext:value-type="float">
            <text:p>7,487929</text:p>
          </table:table-cell>
          <table:table-cell office:value-type="float" office:value="4.738899" calcext:value-type="float">
            <text:p>4,738899</text:p>
          </table:table-cell>
          <table:table-cell office:value-type="float" office:value="5.143877" calcext:value-type="float">
            <text:p>5,143877</text:p>
          </table:table-cell>
          <table:table-cell office:value-type="float" office:value="5.880364" calcext:value-type="float">
            <text:p>5,880364</text:p>
          </table:table-cell>
          <table:table-cell office:value-type="float" office:value="5.978135" calcext:value-type="float">
            <text:p>5,978135</text:p>
          </table:table-cell>
          <table:table-cell office:value-type="float" office:value="5.905451" calcext:value-type="float">
            <text:p>5,905451</text:p>
          </table:table-cell>
          <table:table-cell office:value-type="float" office:value="5.815273" calcext:value-type="float">
            <text:p>5,815273</text:p>
          </table:table-cell>
          <table:table-cell office:value-type="float" office:value="5.896419" calcext:value-type="float">
            <text:p>5,896419</text:p>
          </table:table-cell>
        </table:table-row>
        <table:table-row table:style-name="ro1">
          <table:table-cell office:value-type="float" office:value="0.015752" calcext:value-type="float">
            <text:p>0,015752</text:p>
          </table:table-cell>
          <table:table-cell office:value-type="float" office:value="0.587512" calcext:value-type="float">
            <text:p>0,587512</text:p>
          </table:table-cell>
          <table:table-cell office:value-type="float" office:value="3.425014" calcext:value-type="float">
            <text:p>3,425014</text:p>
          </table:table-cell>
          <table:table-cell office:value-type="float" office:value="9.435365" calcext:value-type="float">
            <text:p>9,435365</text:p>
          </table:table-cell>
          <table:table-cell office:value-type="float" office:value="12.31219" calcext:value-type="float">
            <text:p>12,31219</text:p>
          </table:table-cell>
          <table:table-cell/>
          <table:table-cell office:value-type="float" office:value="7.493651" calcext:value-type="float">
            <text:p>7,493651</text:p>
          </table:table-cell>
          <table:table-cell office:value-type="float" office:value="4.758568" calcext:value-type="float">
            <text:p>4,758568</text:p>
          </table:table-cell>
          <table:table-cell office:value-type="float" office:value="5.072422" calcext:value-type="float">
            <text:p>5,072422</text:p>
          </table:table-cell>
          <table:table-cell office:value-type="float" office:value="6.320906" calcext:value-type="float">
            <text:p>6,320906</text:p>
          </table:table-cell>
          <table:table-cell office:value-type="float" office:value="5.890494" calcext:value-type="float">
            <text:p>5,890494</text:p>
          </table:table-cell>
          <table:table-cell office:value-type="float" office:value="5.934652" calcext:value-type="float">
            <text:p>5,934652</text:p>
          </table:table-cell>
          <table:table-cell office:value-type="float" office:value="5.873739" calcext:value-type="float">
            <text:p>5,873739</text:p>
          </table:table-cell>
          <table:table-cell office:value-type="float" office:value="5.871909" calcext:value-type="float">
            <text:p>5,871909</text:p>
          </table:table-cell>
        </table:table-row>
        <table:table-row table:style-name="ro1">
          <table:table-cell office:value-type="float" office:value="0.015411" calcext:value-type="float">
            <text:p>0,015411</text:p>
          </table:table-cell>
          <table:table-cell office:value-type="float" office:value="0.555411" calcext:value-type="float">
            <text:p>0,555411</text:p>
          </table:table-cell>
          <table:table-cell office:value-type="float" office:value="3.586638" calcext:value-type="float">
            <text:p>3,586638</text:p>
          </table:table-cell>
          <table:table-cell office:value-type="float" office:value="9.520776" calcext:value-type="float">
            <text:p>9,520776</text:p>
          </table:table-cell>
          <table:table-cell office:value-type="float" office:value="12.754591" calcext:value-type="float">
            <text:p>12,754591</text:p>
          </table:table-cell>
          <table:table-cell/>
          <table:table-cell office:value-type="float" office:value="7.524859" calcext:value-type="float">
            <text:p>7,524859</text:p>
          </table:table-cell>
          <table:table-cell office:value-type="float" office:value="4.839994" calcext:value-type="float">
            <text:p>4,839994</text:p>
          </table:table-cell>
          <table:table-cell office:value-type="float" office:value="5.177641" calcext:value-type="float">
            <text:p>5,177641</text:p>
          </table:table-cell>
          <table:table-cell office:value-type="float" office:value="5.847603" calcext:value-type="float">
            <text:p>5,847603</text:p>
          </table:table-cell>
          <table:table-cell office:value-type="float" office:value="5.860815" calcext:value-type="float">
            <text:p>5,860815</text:p>
          </table:table-cell>
          <table:table-cell office:value-type="float" office:value="5.846066" calcext:value-type="float">
            <text:p>5,846066</text:p>
          </table:table-cell>
          <table:table-cell office:value-type="float" office:value="5.873673" calcext:value-type="float">
            <text:p>5,873673</text:p>
          </table:table-cell>
          <table:table-cell office:value-type="float" office:value="5.802987" calcext:value-type="float">
            <text:p>5,802987</text:p>
          </table:table-cell>
        </table:table-row>
        <table:table-row table:style-name="ro1">
          <table:table-cell office:value-type="float" office:value="0.015383" calcext:value-type="float">
            <text:p>0,015383</text:p>
          </table:table-cell>
          <table:table-cell office:value-type="float" office:value="0.581531" calcext:value-type="float">
            <text:p>0,581531</text:p>
          </table:table-cell>
          <table:table-cell office:value-type="float" office:value="3.516416" calcext:value-type="float">
            <text:p>3,516416</text:p>
          </table:table-cell>
          <table:table-cell office:value-type="float" office:value="9.294649" calcext:value-type="float">
            <text:p>9,294649</text:p>
          </table:table-cell>
          <table:table-cell office:value-type="float" office:value="14.302463" calcext:value-type="float">
            <text:p>14,302463</text:p>
          </table:table-cell>
          <table:table-cell/>
          <table:table-cell office:value-type="float" office:value="7.650389" calcext:value-type="float">
            <text:p>7,650389</text:p>
          </table:table-cell>
          <table:table-cell office:value-type="float" office:value="4.873726" calcext:value-type="float">
            <text:p>4,873726</text:p>
          </table:table-cell>
          <table:table-cell office:value-type="float" office:value="5.042383" calcext:value-type="float">
            <text:p>5,042383</text:p>
          </table:table-cell>
          <table:table-cell office:value-type="float" office:value="5.797922" calcext:value-type="float">
            <text:p>5,797922</text:p>
          </table:table-cell>
          <table:table-cell office:value-type="float" office:value="7.415365" calcext:value-type="float">
            <text:p>7,415365</text:p>
          </table:table-cell>
          <table:table-cell office:value-type="float" office:value="5.8638921" calcext:value-type="float">
            <text:p>5,8638921</text:p>
          </table:table-cell>
          <table:table-cell office:value-type="float" office:value="5.847476" calcext:value-type="float">
            <text:p>5,847476</text:p>
          </table:table-cell>
          <table:table-cell office:value-type="float" office:value="5.851839" calcext:value-type="float">
            <text:p>5,851839</text:p>
          </table:table-cell>
        </table:table-row>
        <table:table-row table:style-name="ro1">
          <table:table-cell office:value-type="float" office:value="0.015555" calcext:value-type="float">
            <text:p>0,015555</text:p>
          </table:table-cell>
          <table:table-cell office:value-type="float" office:value="0.579953" calcext:value-type="float">
            <text:p>0,579953</text:p>
          </table:table-cell>
          <table:table-cell office:value-type="float" office:value="4.07895" calcext:value-type="float">
            <text:p>4,07895</text:p>
          </table:table-cell>
          <table:table-cell office:value-type="float" office:value="9.26833" calcext:value-type="float">
            <text:p>9,26833</text:p>
          </table:table-cell>
          <table:table-cell office:value-type="float" office:value="12.37076" calcext:value-type="float">
            <text:p>12,37076</text:p>
          </table:table-cell>
          <table:table-cell/>
          <table:table-cell office:value-type="float" office:value="7.63145" calcext:value-type="float">
            <text:p>7,63145</text:p>
          </table:table-cell>
          <table:table-cell office:value-type="float" office:value="4.729447" calcext:value-type="float">
            <text:p>4,729447</text:p>
          </table:table-cell>
          <table:table-cell office:value-type="float" office:value="5.077001" calcext:value-type="float">
            <text:p>5,077001</text:p>
          </table:table-cell>
          <table:table-cell office:value-type="float" office:value="5.773875" calcext:value-type="float">
            <text:p>5,773875</text:p>
          </table:table-cell>
          <table:table-cell office:value-type="float" office:value="5.852762" calcext:value-type="float">
            <text:p>5,852762</text:p>
          </table:table-cell>
          <table:table-cell office:value-type="float" office:value="5.867338" calcext:value-type="float">
            <text:p>5,867338</text:p>
          </table:table-cell>
          <table:table-cell office:value-type="float" office:value="5.828181" calcext:value-type="float">
            <text:p>5,828181</text:p>
          </table:table-cell>
          <table:table-cell office:value-type="float" office:value="5.988241" calcext:value-type="float">
            <text:p>5,988241</text:p>
          </table:table-cell>
        </table:table-row>
        <table:table-row table:style-name="ro1">
          <table:table-cell office:value-type="float" office:value="0.015433" calcext:value-type="float">
            <text:p>0,015433</text:p>
          </table:table-cell>
          <table:table-cell office:value-type="float" office:value="0.582827" calcext:value-type="float">
            <text:p>0,582827</text:p>
          </table:table-cell>
          <table:table-cell office:value-type="float" office:value="3.497429" calcext:value-type="float">
            <text:p>3,497429</text:p>
          </table:table-cell>
          <table:table-cell office:value-type="float" office:value="9.657033" calcext:value-type="float">
            <text:p>9,657033</text:p>
          </table:table-cell>
          <table:table-cell office:value-type="float" office:value="12.67084" calcext:value-type="float">
            <text:p>12,67084</text:p>
          </table:table-cell>
          <table:table-cell/>
          <table:table-cell office:value-type="float" office:value="7.569258" calcext:value-type="float">
            <text:p>7,569258</text:p>
          </table:table-cell>
          <table:table-cell office:value-type="float" office:value="4.959099" calcext:value-type="float">
            <text:p>4,959099</text:p>
          </table:table-cell>
          <table:table-cell office:value-type="float" office:value="5.20198" calcext:value-type="float">
            <text:p>5,20198</text:p>
          </table:table-cell>
          <table:table-cell office:value-type="float" office:value="5.849404" calcext:value-type="float">
            <text:p>5,849404</text:p>
          </table:table-cell>
          <table:table-cell office:value-type="float" office:value="5.679071" calcext:value-type="float">
            <text:p>5,679071</text:p>
          </table:table-cell>
          <table:table-cell office:value-type="float" office:value="5.9836739" calcext:value-type="float">
            <text:p>5,9836739</text:p>
          </table:table-cell>
          <table:table-cell office:value-type="float" office:value="5.968743" calcext:value-type="float">
            <text:p>5,968743</text:p>
          </table:table-cell>
          <table:table-cell office:value-type="float" office:value="5.807585" calcext:value-type="float">
            <text:p>5,807585</text:p>
          </table:table-cell>
        </table:table-row>
        <table:table-row table:style-name="ro1">
          <table:table-cell office:value-type="float" office:value="0.015455" calcext:value-type="float">
            <text:p>0,015455</text:p>
          </table:table-cell>
          <table:table-cell office:value-type="float" office:value="0.575559" calcext:value-type="float">
            <text:p>0,575559</text:p>
          </table:table-cell>
          <table:table-cell office:value-type="float" office:value="3.508329" calcext:value-type="float">
            <text:p>3,508329</text:p>
          </table:table-cell>
          <table:table-cell office:value-type="float" office:value="9.597343" calcext:value-type="float">
            <text:p>9,597343</text:p>
          </table:table-cell>
          <table:table-cell office:value-type="float" office:value="13.013022" calcext:value-type="float">
            <text:p>13,013022</text:p>
          </table:table-cell>
          <table:table-cell/>
          <table:table-cell office:value-type="float" office:value="7.735526" calcext:value-type="float">
            <text:p>7,735526</text:p>
          </table:table-cell>
          <table:table-cell office:value-type="float" office:value="4.795689" calcext:value-type="float">
            <text:p>4,795689</text:p>
          </table:table-cell>
          <table:table-cell office:value-type="float" office:value="5.088866" calcext:value-type="float">
            <text:p>5,088866</text:p>
          </table:table-cell>
          <table:table-cell office:value-type="float" office:value="5.769615" calcext:value-type="float">
            <text:p>5,769615</text:p>
          </table:table-cell>
          <table:table-cell office:value-type="float" office:value="5.7168398" calcext:value-type="float">
            <text:p>5,7168398</text:p>
          </table:table-cell>
          <table:table-cell office:value-type="float" office:value="5.627383" calcext:value-type="float">
            <text:p>5,627383</text:p>
          </table:table-cell>
          <table:table-cell office:value-type="float" office:value="6.062891" calcext:value-type="float">
            <text:p>6,062891</text:p>
          </table:table-cell>
          <table:table-cell office:value-type="float" office:value="5.858359" calcext:value-type="float">
            <text:p>5,858359</text:p>
          </table:table-cell>
        </table:table-row>
        <table:table-row table:style-name="ro1">
          <table:table-cell office:value-type="float" office:value="0.016018" calcext:value-type="float">
            <text:p>0,016018</text:p>
          </table:table-cell>
          <table:table-cell office:value-type="float" office:value="0.603376" calcext:value-type="float">
            <text:p>0,603376</text:p>
          </table:table-cell>
          <table:table-cell office:value-type="float" office:value="3.484082" calcext:value-type="float">
            <text:p>3,484082</text:p>
          </table:table-cell>
          <table:table-cell office:value-type="float" office:value="9.437782" calcext:value-type="float">
            <text:p>9,437782</text:p>
          </table:table-cell>
          <table:table-cell office:value-type="float" office:value="12.543642" calcext:value-type="float">
            <text:p>12,543642</text:p>
          </table:table-cell>
          <table:table-cell/>
          <table:table-cell office:value-type="float" office:value="7.739996" calcext:value-type="float">
            <text:p>7,739996</text:p>
          </table:table-cell>
          <table:table-cell office:value-type="float" office:value="5.254957" calcext:value-type="float">
            <text:p>5,254957</text:p>
          </table:table-cell>
          <table:table-cell office:value-type="float" office:value="5.208657" calcext:value-type="float">
            <text:p>5,208657</text:p>
          </table:table-cell>
          <table:table-cell office:value-type="float" office:value="5.877772" calcext:value-type="float">
            <text:p>5,877772</text:p>
          </table:table-cell>
          <table:table-cell office:value-type="float" office:value="5.7917227" calcext:value-type="float">
            <text:p>5,7917227</text:p>
          </table:table-cell>
          <table:table-cell office:value-type="float" office:value="5.90827392" calcext:value-type="float">
            <text:p>5,90827392</text:p>
          </table:table-cell>
          <table:table-cell office:value-type="float" office:value="5.820214" calcext:value-type="float">
            <text:p>5,820214</text:p>
          </table:table-cell>
          <table:table-cell office:value-type="float" office:value="5.833703" calcext:value-type="float">
            <text:p>5,833703</text:p>
          </table:table-cell>
        </table:table-row>
        <table:table-row table:style-name="ro1">
          <table:table-cell office:value-type="float" office:value="0.0155" calcext:value-type="float">
            <text:p>0,0155</text:p>
          </table:table-cell>
          <table:table-cell office:value-type="float" office:value="0.574282" calcext:value-type="float">
            <text:p>0,574282</text:p>
          </table:table-cell>
          <table:table-cell office:value-type="float" office:value="3.467602" calcext:value-type="float">
            <text:p>3,467602</text:p>
          </table:table-cell>
          <table:table-cell office:value-type="float" office:value="9.535546" calcext:value-type="float">
            <text:p>9,535546</text:p>
          </table:table-cell>
          <table:table-cell office:value-type="float" office:value="12.606306" calcext:value-type="float">
            <text:p>12,606306</text:p>
          </table:table-cell>
          <table:table-cell/>
          <table:table-cell table:formula="of:=([.G14]+[.G15]+[.G16]+[.G18]+[.G17]+[.G19]+[.G20]+[.G21]+[.G22])/9" office:value-type="float" office:value="7.58909088888889" calcext:value-type="float">
            <text:p>7,58909088888889</text:p>
          </table:table-cell>
          <table:table-cell table:formula="of:=([.H14]+[.H15]+[.H16]+[.H18]+[.H17]+[.H19]+[.H20]+[.H21]+[.H22])/9" office:value-type="float" office:value="4.86062311111111" calcext:value-type="float">
            <text:p>4,86062311111111</text:p>
          </table:table-cell>
          <table:table-cell table:formula="of:=([.I14]+[.I15]+[.I16]+[.I18]+[.I17]+[.I19]+[.I20]+[.I21]+[.I22])/9" office:value-type="float" office:value="5.12740077777778" calcext:value-type="float">
            <text:p>5,12740077777778</text:p>
          </table:table-cell>
          <table:table-cell table:formula="of:=([.J14]+[.J15]+[.J16]+[.J18]+[.J17]+[.J19]+[.J20]+[.J21]+[.J22])/9" office:value-type="float" office:value="5.88203355555556" calcext:value-type="float">
            <text:p>5,88203355555556</text:p>
          </table:table-cell>
          <table:table-cell table:formula="of:=([.K14]+[.K15]+[.K16]+[.K18]+[.K17]+[.K19]+[.K20]+[.K21]+[.K22])/9" office:value-type="float" office:value="6.01297816666667" calcext:value-type="float">
            <text:p>6,01297816666667</text:p>
          </table:table-cell>
          <table:table-cell table:formula="of:=([.L14]+[.L15]+[.L16]+[.L18]+[.L17]+[.L19]+[.L20]+[.L21]+[.L22])/9" office:value-type="float" office:value="5.86863410222222" calcext:value-type="float">
            <text:p>5,86863410222222</text:p>
          </table:table-cell>
          <table:table-cell table:formula="of:=([.M14]+[.M15]+[.M16]+[.M18]+[.M17]+[.M19]+[.M20]+[.M21]+[.M22])/9" office:value-type="float" office:value="5.88109755555556" calcext:value-type="float">
            <text:p>5,88109755555556</text:p>
          </table:table-cell>
          <table:table-cell table:formula="of:=([.N14]+[.N15]+[.N16]+[.N18]+[.N17]+[.N19]+[.N20]+[.N21]+[.N22])/9" office:value-type="float" office:value="5.85741777777778" calcext:value-type="float">
            <text:p>5,85741777777778</text:p>
          </table:table-cell>
        </table:table-row>
        <table:table-row table:style-name="ro1">
          <table:table-cell table:formula="of:=([.A15]+[.A16]+[.A17]+[.A19]+[.A18]+[.A20]+[.A21]+[.A22]+[.A23])/9" office:value-type="float" office:value="0.0155876666666667" calcext:value-type="float">
            <text:p>0,0155876666666667</text:p>
          </table:table-cell>
          <table:table-cell table:formula="of:=([.B15]+[.B16]+[.B17]+[.B19]+[.B18]+[.B20]+[.B21]+[.B22]+[.B23])/9" office:value-type="float" office:value="0.583842888888889" calcext:value-type="float">
            <text:p>0,583842888888889</text:p>
          </table:table-cell>
          <table:table-cell table:formula="of:=([.C15]+[.C16]+[.C17]+[.C19]+[.C18]+[.C20]+[.C21]+[.C22]+[.C23])/9" office:value-type="float" office:value="3.60722366666667" calcext:value-type="float">
            <text:p>3,60722366666667</text:p>
          </table:table-cell>
          <table:table-cell table:formula="of:=([.D15]+[.D16]+[.D17]+[.D19]+[.D18]+[.D20]+[.D21]+[.D22]+[.D23])/9" office:value-type="float" office:value="9.44952155555555" calcext:value-type="float">
            <text:p>9,44952155555555</text:p>
          </table:table-cell>
          <table:table-cell table:formula="of:=([.E15]+[.E16]+[.E17]+[.E19]+[.E18]+[.E20]+[.E21]+[.E22]+[.E23])/9" office:value-type="float" office:value="12.8371967777778" calcext:value-type="float">
            <text:p>12,837196777777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9:18:33.974246166</meta:creation-date>
    <dc:date>2023-07-20T20:24:26.274246831</dc:date>
    <meta:editing-duration>PT9M47S</meta:editing-duration>
    <meta:editing-cycles>1</meta:editing-cycles>
    <meta:document-statistic meta:table-count="1" meta:cell-count="195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49cm" svg:y="4.201cm" style:legend-expansion="high" chart:style-name="ch2"/>
        <chart:plot-area chart:style-name="ch3" table:cell-range-address="Planilha1.J2:Planilha1.J10" chart:data-source-has-labels="row" svg:x="0.32cm" svg:y="0.18cm" svg:width="13.309cm" svg:height="8.64cm">
          <chart:coordinate-region svg:x="1.047cm" svg:y="0.379cm" svg:width="12.58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J3:Planilha1.J10" chart:label-cell-address="Planilha1.J2:Planilha1.J2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Planilha1.J2:Planilha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1470103475137">
                <text:p>1.71470103475137</text:p>
                <draw:g>
                  <svg:desc>Planilha1.J3:Planilha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7723328933958">
                <text:p>2.67723328933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3793736124521">
                <text:p>2.53793736124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12333859896">
                <text:p>2.212333859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6415587073616">
                <text:p>2.16415587073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1738513141797">
                <text:p>2.21738513141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1268596160377">
                <text:p>2.21268596160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2163118522458">
                <text:p>2.22163118522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4.201cm" style:legend-expansion="high" chart:style-name="ch2"/>
        <chart:plot-area chart:style-name="ch3" table:cell-range-address="Planilha1.K2:Planilha1.K10" chart:data-source-has-labels="row" svg:x="0.32cm" svg:y="0.18cm" svg:width="13.15cm" svg:height="8.64cm">
          <chart:coordinate-region svg:x="1.127cm" svg:y="0.379cm" svg:width="12.34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K3:Planilha1.K10" chart:label-cell-address="Planilha1.K2:Planilha1.K2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encia</text:p>
                <draw:g>
                  <svg:desc>Planilha1.K2:Planilha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.7350517375687">
                <text:p>85.7350517375687</text:p>
                <draw:g>
                  <svg:desc>Planilha1.K3:Planilha1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.9308322334896">
                <text:p>66.9308322334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2989560207536">
                <text:p>42.2989560207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6541732487">
                <text:p>27.6541732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6415587073616">
                <text:p>21.6415587073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4782094284831">
                <text:p>18.4782094284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8048997257412">
                <text:p>15.8048997257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8851949076537">
                <text:p>13.88519490765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